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b49" officeooo:paragraph-rsid="000a7b49"/>
    </style:style>
    <style:style style:name="P2" style:family="paragraph" style:parent-style-name="Standard">
      <style:text-properties officeooo:rsid="002011ac" officeooo:paragraph-rsid="002011ac"/>
    </style:style>
    <style:style style:name="P3" style:family="paragraph" style:parent-style-name="Standard" style:list-style-name="L1">
      <style:text-properties officeooo:rsid="002011ac" officeooo:paragraph-rsid="002011ac"/>
    </style:style>
    <style:style style:name="P4" style:family="paragraph" style:parent-style-name="Standard" style:list-style-name="L1">
      <style:text-properties officeooo:rsid="002011ac" officeooo:paragraph-rsid="0025b20a"/>
    </style:style>
    <style:style style:name="P5" style:family="paragraph" style:parent-style-name="Standard" style:list-style-name="L1">
      <style:text-properties officeooo:rsid="002011ac" officeooo:paragraph-rsid="0053e899"/>
    </style:style>
    <style:style style:name="P6" style:family="paragraph" style:parent-style-name="Standard" style:list-style-name="L1">
      <style:text-properties officeooo:rsid="0025e826" officeooo:paragraph-rsid="0025e826"/>
    </style:style>
    <style:style style:name="P7" style:family="paragraph" style:parent-style-name="Standard" style:list-style-name="L1">
      <style:text-properties officeooo:rsid="00277ecf" officeooo:paragraph-rsid="00277ecf"/>
    </style:style>
    <style:style style:name="P8" style:family="paragraph" style:parent-style-name="Standard" style:list-style-name="L1">
      <style:text-properties officeooo:rsid="0027fb41" officeooo:paragraph-rsid="0027fb41"/>
    </style:style>
    <style:style style:name="P9" style:family="paragraph" style:parent-style-name="Standard" style:list-style-name="L1">
      <style:text-properties officeooo:rsid="0029136e" officeooo:paragraph-rsid="0029136e"/>
    </style:style>
    <style:style style:name="P10" style:family="paragraph" style:parent-style-name="Standard" style:list-style-name="L1">
      <style:text-properties officeooo:rsid="002a422b" officeooo:paragraph-rsid="002a422b"/>
    </style:style>
    <style:style style:name="P11" style:family="paragraph" style:parent-style-name="Standard" style:list-style-name="L1">
      <style:text-properties officeooo:rsid="002be5d4" officeooo:paragraph-rsid="002be5d4"/>
    </style:style>
    <style:style style:name="P12" style:family="paragraph" style:parent-style-name="Standard" style:list-style-name="L1">
      <style:text-properties officeooo:rsid="002fb740" officeooo:paragraph-rsid="002fb740"/>
    </style:style>
    <style:style style:name="P13" style:family="paragraph" style:parent-style-name="Standard" style:list-style-name="L1">
      <style:text-properties officeooo:rsid="0032bd2c" officeooo:paragraph-rsid="0032bd2c"/>
    </style:style>
    <style:style style:name="P14" style:family="paragraph" style:parent-style-name="Standard" style:list-style-name="L1">
      <style:text-properties officeooo:rsid="0032bd2c" officeooo:paragraph-rsid="0033e5d1"/>
    </style:style>
    <style:style style:name="P15" style:family="paragraph" style:parent-style-name="Standard" style:list-style-name="L1">
      <style:text-properties officeooo:rsid="0033f554" officeooo:paragraph-rsid="0033f554"/>
    </style:style>
    <style:style style:name="P16" style:family="paragraph" style:parent-style-name="Standard" style:list-style-name="L1">
      <style:text-properties officeooo:rsid="0033e5d1" officeooo:paragraph-rsid="0033e5d1"/>
    </style:style>
    <style:style style:name="P17" style:family="paragraph" style:parent-style-name="Standard" style:list-style-name="L1">
      <style:text-properties officeooo:rsid="0033e5d1" officeooo:paragraph-rsid="003d2446"/>
    </style:style>
    <style:style style:name="P18" style:family="paragraph" style:parent-style-name="Standard" style:list-style-name="L1">
      <style:text-properties officeooo:rsid="0034bc2b" officeooo:paragraph-rsid="0034bc2b"/>
    </style:style>
    <style:style style:name="P19" style:family="paragraph" style:parent-style-name="Standard" style:list-style-name="L1">
      <style:text-properties officeooo:rsid="0034bc2b" officeooo:paragraph-rsid="0034bc2b" fo:background-color="transparent"/>
    </style:style>
    <style:style style:name="P20" style:family="paragraph" style:parent-style-name="Standard" style:list-style-name="L1">
      <style:text-properties officeooo:rsid="003d2446" officeooo:paragraph-rsid="003d2446"/>
    </style:style>
    <style:style style:name="P21" style:family="paragraph" style:parent-style-name="Standard" style:list-style-name="L1">
      <style:text-properties officeooo:rsid="003f6c15" officeooo:paragraph-rsid="003f6c15" fo:background-color="#ffff99"/>
    </style:style>
    <style:style style:name="P22" style:family="paragraph" style:parent-style-name="Standard" style:list-style-name="L1">
      <style:text-properties officeooo:rsid="004511bb" officeooo:paragraph-rsid="004511bb" fo:background-color="#ffff99"/>
    </style:style>
    <style:style style:name="P23" style:family="paragraph" style:parent-style-name="Standard" style:list-style-name="L1">
      <style:text-properties officeooo:rsid="00431266" officeooo:paragraph-rsid="00431266"/>
    </style:style>
    <style:style style:name="P24" style:family="paragraph" style:parent-style-name="Standard" style:list-style-name="L1">
      <style:text-properties officeooo:rsid="004a6223" officeooo:paragraph-rsid="004a6223"/>
    </style:style>
    <style:style style:name="P25" style:family="paragraph" style:parent-style-name="Standard" style:list-style-name="L1">
      <style:text-properties officeooo:rsid="00366473" officeooo:paragraph-rsid="0053e899"/>
    </style:style>
    <style:style style:name="P26" style:family="paragraph" style:parent-style-name="Standard" style:list-style-name="L1">
      <style:text-properties officeooo:rsid="0055cc01" officeooo:paragraph-rsid="0055cc01"/>
    </style:style>
    <style:style style:name="P27" style:family="paragraph" style:parent-style-name="Standard" style:list-style-name="L1">
      <style:text-properties officeooo:rsid="0054c2e9" officeooo:paragraph-rsid="0054c2e9"/>
    </style:style>
    <style:style style:name="P28" style:family="paragraph" style:parent-style-name="Standard" style:list-style-name="L1">
      <style:text-properties officeooo:rsid="005b4dba" officeooo:paragraph-rsid="005b4dba"/>
    </style:style>
    <style:style style:name="P29" style:family="paragraph" style:parent-style-name="Standard" style:list-style-name="L1">
      <style:text-properties officeooo:rsid="005c72a8" officeooo:paragraph-rsid="005c72a8"/>
    </style:style>
    <style:style style:name="P30" style:family="paragraph" style:parent-style-name="Standard" style:list-style-name="L1">
      <style:text-properties officeooo:rsid="005cd4f9" officeooo:paragraph-rsid="005ef11c"/>
    </style:style>
    <style:style style:name="P31" style:family="paragraph" style:parent-style-name="Standard" style:list-style-name="L1">
      <style:text-properties officeooo:rsid="005ef11c" officeooo:paragraph-rsid="005f5b97"/>
    </style:style>
    <style:style style:name="P32" style:family="paragraph" style:parent-style-name="Standard" style:list-style-name="L1">
      <style:text-properties officeooo:rsid="00367371" officeooo:paragraph-rsid="00367371"/>
    </style:style>
    <style:style style:name="P33" style:family="paragraph" style:parent-style-name="Standard" style:list-style-name="L1">
      <style:text-properties officeooo:rsid="005befc4" officeooo:paragraph-rsid="005befc4"/>
    </style:style>
    <style:style style:name="P34" style:family="paragraph" style:parent-style-name="Standard" style:list-style-name="L1">
      <style:text-properties officeooo:rsid="0053e899" officeooo:paragraph-rsid="0053e899"/>
    </style:style>
    <style:style style:name="P35" style:family="paragraph" style:parent-style-name="Standard" style:list-style-name="L2">
      <style:text-properties officeooo:rsid="000a7b49" officeooo:paragraph-rsid="000a7b49"/>
    </style:style>
    <style:style style:name="P36" style:family="paragraph" style:parent-style-name="Standard" style:list-style-name="L2">
      <style:text-properties officeooo:rsid="0011139c" officeooo:paragraph-rsid="0011139c"/>
    </style:style>
    <style:style style:name="P37" style:family="paragraph" style:parent-style-name="Standard" style:list-style-name="L2">
      <style:text-properties officeooo:rsid="000ec8a9" officeooo:paragraph-rsid="000ec8a9"/>
    </style:style>
    <style:style style:name="P38" style:family="paragraph" style:parent-style-name="Standard" style:list-style-name="L2">
      <style:text-properties officeooo:rsid="0010e96c" officeooo:paragraph-rsid="0010e96c"/>
    </style:style>
    <style:style style:name="P39" style:family="paragraph" style:parent-style-name="Standard" style:list-style-name="L2">
      <style:text-properties officeooo:rsid="0010e96c" officeooo:paragraph-rsid="0011139c"/>
    </style:style>
    <style:style style:name="P40" style:family="paragraph" style:parent-style-name="Standard" style:list-style-name="L2">
      <style:text-properties officeooo:rsid="001600f5" officeooo:paragraph-rsid="001600f5"/>
    </style:style>
    <style:style style:name="P41" style:family="paragraph" style:parent-style-name="Standard" style:list-style-name="L2">
      <style:text-properties officeooo:rsid="0016eb18" officeooo:paragraph-rsid="0016eb18"/>
    </style:style>
    <style:style style:name="P42" style:family="paragraph" style:parent-style-name="Standard" style:list-style-name="L2">
      <style:text-properties officeooo:rsid="00178cf6" officeooo:paragraph-rsid="00178cf6"/>
    </style:style>
    <style:style style:name="P43" style:family="paragraph" style:parent-style-name="Standard" style:list-style-name="L2">
      <style:text-properties officeooo:rsid="001905f1" officeooo:paragraph-rsid="001905f1"/>
    </style:style>
    <style:style style:name="P44" style:family="paragraph" style:parent-style-name="Standard" style:list-style-name="L2">
      <style:text-properties officeooo:rsid="000fc806" officeooo:paragraph-rsid="000fc806"/>
    </style:style>
    <style:style style:name="P45" style:family="paragraph" style:parent-style-name="Standard" style:list-style-name="L2">
      <style:text-properties officeooo:rsid="001d8075" officeooo:paragraph-rsid="001d8075"/>
    </style:style>
    <style:style style:name="P46" style:family="paragraph" style:parent-style-name="Standard" style:list-style-name="L2">
      <style:text-properties officeooo:rsid="001e109d" officeooo:paragraph-rsid="001e109d"/>
    </style:style>
    <style:style style:name="P47" style:family="paragraph" style:parent-style-name="Standard" style:list-style-name="L1">
      <style:text-properties officeooo:rsid="0063045c" officeooo:paragraph-rsid="0063045c"/>
    </style:style>
    <style:style style:name="P48" style:family="paragraph" style:parent-style-name="Preformatted_20_Text" style:list-style-name="L1">
      <style:text-properties officeooo:rsid="003d2446" officeooo:paragraph-rsid="003d2446"/>
    </style:style>
    <style:style style:name="T1" style:family="text">
      <style:text-properties officeooo:rsid="000ec8a9"/>
    </style:style>
    <style:style style:name="T2" style:family="text">
      <style:text-properties officeooo:rsid="0010e96c"/>
    </style:style>
    <style:style style:name="T3" style:family="text">
      <style:text-properties officeooo:rsid="0011139c"/>
    </style:style>
    <style:style style:name="T4" style:family="text">
      <style:text-properties officeooo:rsid="00130aa2"/>
    </style:style>
    <style:style style:name="T5" style:family="text">
      <style:text-properties officeooo:rsid="001600f5"/>
    </style:style>
    <style:style style:name="T6" style:family="text">
      <style:text-properties officeooo:rsid="0016eb18"/>
    </style:style>
    <style:style style:name="T7" style:family="text">
      <style:text-properties officeooo:rsid="00178cf6"/>
    </style:style>
    <style:style style:name="T8" style:family="text">
      <style:text-properties officeooo:rsid="0019d333"/>
    </style:style>
    <style:style style:name="T9" style:family="text">
      <style:text-properties officeooo:rsid="001b95ba"/>
    </style:style>
    <style:style style:name="T10" style:family="text">
      <style:text-properties officeooo:rsid="001baac6"/>
    </style:style>
    <style:style style:name="T11" style:family="text">
      <style:text-properties fo:font-weight="bold" officeooo:rsid="001e3f04" style:font-weight-asian="bold" style:font-weight-complex="bold"/>
    </style:style>
    <style:style style:name="T12" style:family="text">
      <style:text-properties officeooo:rsid="002145d2"/>
    </style:style>
    <style:style style:name="T13" style:family="text">
      <style:text-properties officeooo:rsid="00222c3b"/>
    </style:style>
    <style:style style:name="T14" style:family="text">
      <style:text-properties officeooo:rsid="0023df4c"/>
    </style:style>
    <style:style style:name="T15" style:family="text">
      <style:text-properties officeooo:rsid="0027fb41"/>
    </style:style>
    <style:style style:name="T16" style:family="text">
      <style:text-properties officeooo:rsid="002a422b"/>
    </style:style>
    <style:style style:name="T17" style:family="text">
      <style:text-properties officeooo:rsid="002b2907"/>
    </style:style>
    <style:style style:name="T18" style:family="text">
      <style:text-properties officeooo:rsid="0033e5d1"/>
    </style:style>
    <style:style style:name="T19" style:family="text">
      <style:text-properties officeooo:rsid="0033f554"/>
    </style:style>
    <style:style style:name="T20" style:family="text">
      <style:text-properties officeooo:rsid="0034bc2b"/>
    </style:style>
    <style:style style:name="T21" style:family="text">
      <style:text-properties officeooo:rsid="003793bd"/>
    </style:style>
    <style:style style:name="T22" style:family="text">
      <style:text-properties officeooo:rsid="003a47fc"/>
    </style:style>
    <style:style style:name="T23" style:family="text">
      <style:text-properties officeooo:rsid="003db0fa"/>
    </style:style>
    <style:style style:name="T24" style:family="text">
      <style:text-properties fo:color="#ffc66d" style:font-name="DejaVu Sans Mono" fo:font-size="11.3000001907349pt" officeooo:rsid="004201a9" fo:background-color="#232525" loext:char-shading-value="0"/>
    </style:style>
    <style:style style:name="T25" style:family="text">
      <style:text-properties fo:color="#ffc66d" style:font-name="DejaVu Sans Mono" fo:font-size="11.3000001907349pt" officeooo:rsid="004511bb" fo:background-color="#232525" loext:char-shading-value="0"/>
    </style:style>
    <style:style style:name="T26" style:family="text">
      <style:text-properties fo:color="#000000" style:font-name="DejaVu Sans Mono" fo:font-size="11.3000001907349pt" officeooo:rsid="004201a9" fo:background-color="transparent" loext:char-shading-value="0"/>
    </style:style>
    <style:style style:name="T27" style:family="text">
      <style:text-properties officeooo:rsid="00467768"/>
    </style:style>
    <style:style style:name="T28" style:family="text">
      <style:text-properties officeooo:rsid="00486eff"/>
    </style:style>
    <style:style style:name="T29" style:family="text">
      <style:text-properties officeooo:rsid="004c426c"/>
    </style:style>
    <style:style style:name="T30" style:family="text">
      <style:text-properties officeooo:rsid="004d23b4"/>
    </style:style>
    <style:style style:name="T31" style:family="text">
      <style:text-properties officeooo:rsid="0050adf7"/>
    </style:style>
    <style:style style:name="T32" style:family="text">
      <style:text-properties officeooo:rsid="0050d739"/>
    </style:style>
    <style:style style:name="T33" style:family="text">
      <style:text-properties officeooo:rsid="0055fa7a"/>
    </style:style>
    <style:style style:name="T34" style:family="text">
      <style:text-properties officeooo:rsid="0058003b"/>
    </style:style>
    <style:style style:name="T35" style:family="text">
      <style:text-properties officeooo:rsid="005c0835"/>
    </style:style>
    <style:style style:name="T36" style:family="text">
      <style:text-properties officeooo:rsid="005d15b0"/>
    </style:style>
    <style:style style:name="T37" style:family="text">
      <style:text-properties officeooo:rsid="005f610b"/>
    </style:style>
    <style:style style:name="T38" style:family="text">
      <style:text-properties officeooo:rsid="00615e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5088566202984986559" text:style-name="L1">
        <text:list-item>
          <text:p text:style-name="P3">Config – fields<text:tab/><text:tab/><text:tab/><text:span text:style-name="T12">OK</text:span></text:p>
        </text:list-item>
        <text:list-item>
          <text:p text:style-name="P3">Controller</text:p>
          <text:list>
            <text:list-item>
              <text:p text:style-name="P3">General<text:tab/><text:tab/><text:tab/><text:span text:style-name="T12">ok</text:span></text:p>
            </text:list-item>
            <text:list-item>
              <text:p text:style-name="P3">I have done<text:tab/><text:tab/><text:tab/><text:span text:style-name="T13">ok</text:span></text:p>
            </text:list-item>
            <text:list-item>
              <text:p text:style-name="P3">Check Blacklist<text:tab/><text:tab/><text:span text:style-name="T14">ok</text:span></text:p>
              <text:p text:style-name="P3"/>
            </text:list-item>
          </text:list>
        </text:list-item>
        <text:list-item>
          <text:p text:style-name="P4">Test a little</text:p>
          <text:list>
            <text:list-item>
              <text:p text:style-name="P6">export-csv –mode=write</text:p>
              <text:list>
                <text:list-item>
                  <text:p text:style-name="P7">array structure changed<text:tab/><text:tab/><text:tab/><text:tab/><text:tab/><text:span text:style-name="T15">ok </text:span></text:p>
                </text:list-item>
                <text:list-item>
                  <text:p text:style-name="P8">iterTimeFrame arg3 = NULL (array_naming in settings) <text:tab/>ok </text:p>
                </text:list-item>
                <text:list-item>
                  <text:p text:style-name="P9">DateTime::mo<text:tab/><text:tab/><text:tab/><text:tab/><text:tab/><text:tab/><text:tab/><text:span text:style-name="T16">ok</text:span></text:p>
                </text:list-item>
                <text:list-item>
                  <text:p text:style-name="P10">can not use iterator as array<text:tab/><text:tab/><text:tab/><text:tab/><text:tab/><text:span text:style-name="T17">ok</text:span></text:p>
                </text:list-item>
                <text:list-item>
                  <text:p text:style-name="P11">wrong sql fillment<text:tab/><text:tab/><text:tab/><text:tab/><text:tab/><text:tab/>ok</text:p>
                </text:list-item>
                <text:list-item>
                  <text:p text:style-name="P12">oo for imports!</text:p>
                  <text:list>
                    <text:list-item>
                      <text:p text:style-name="P13">Abstract<text:tab/><text:tab/><text:tab/><text:tab/><text:tab/><text:tab/><text:tab/><text:span text:style-name="T18">ok</text:span><text:tab/><text:tab/><text:tab/></text:p>
                    </text:list-item>
                    <text:list-item>
                      <text:p text:style-name="P13">database parent?<text:tab/><text:tab/><text:tab/><text:tab/><text:tab/><text:tab/><text:span text:style-name="T18">Ok</text:span></text:p>
                      <text:list>
                        <text:list-item>
                          <text:p text:style-name="P14">Childs<text:tab/><text:tab/><text:tab/><text:tab/><text:tab/><text:tab/><text:tab/><text:tab/><text:span text:style-name="T19">ok</text:span></text:p>
                        </text:list-item>
                      </text:list>
                    </text:list-item>
                    <text:list-item>
                      <text:p text:style-name="P15">multiple db queries abstract</text:p>
                      <text:list>
                        <text:list-item>
                          <text:p text:style-name="P16">Find table-names and so on … fields()<text:tab/><text:tab/><text:tab/><text:span text:style-name="T22">ok</text:span><text:line-break/><text:bookmark-start text:name="__DdeLink__165_1588061060"/>(?&lt;table&gt;[0-9, a-z, A-Z$_]+)\`{0,1}\.\`{0,1}(?&lt;![\'\"])(?&lt;field&gt;[0-9a-zA-Z$_]+)<text:bookmark-end text:name="__DdeLink__165_1588061060"/></text:p>
                        </text:list-item>
                        <text:list-item>
                          <text:p text:style-name="P18">unknown number of queries</text:p>
                          <text:list>
                            <text:list-item>
                              <text:p text:style-name="P19">sort names for queries … <text:span text:style-name="T22">override __prepare, add sort fields, find way to connect fields to queries … <text:tab/><text:tab/><text:tab/><text:tab/><text:tab/>ok</text:span></text:p>
                            </text:list-item>
                            <text:list-item>
                              <text:p text:style-name="P18">prepare queries<text:tab/><text:tab/><text:tab/><text:tab/><text:tab/><text:tab/><text:span text:style-name="T22">ok</text:span></text:p>
                            </text:list-item>
                            <text:list-item>
                              <text:p text:style-name="P18">fetch queries<text:tab/><text:tab/><text:tab/><text:tab/><text:tab/><text:tab/><text:tab/><text:span text:style-name="T22">ok</text:span></text:p>
                            </text:list-item>
                          </text:list>
                        </text:list-item>
                        <text:list-item>
                          <text:p text:style-name="P16">Trait with sort fields for $fields, and $order <text:span text:style-name="T20">(needed for entity api as well) ok</text:span></text:p>
                        </text:list-item>
                        <text:list-item>
                          <text:p text:style-name="P20">Create function to store fields as ($export_name =&gt; ($aspects)<text:tab/><text:tab/><text:span text:style-name="T23">ok</text:span></text:p>
                        </text:list-item>
                        <text:list-item>
                          <text:p text:style-name="P48"><text:span text:style-name="T26">Write Function that gets data from additional rows, puts them in rows, checks for double nameing or so</text:span><text:span text:style-name="T24"> <text:s/></text:span><text:span text:style-name="T25">ok</text:span></text:p>
                        </text:list-item>
                        <text:list-item>
                          <text:p text:style-name="P21">CHECK IF ALL WRITTEN FUNCTIONS ARE CALLED PROPERLY</text:p>
                          <text:list>
                            <text:list-item>
                              <text:p text:style-name="P22">Volles Klassendiagram, mit Funktionen, wo, überrschreiben usw. <text:s text:c="5"/><text:span text:style-name="T27">OK</text:span></text:p>
                            </text:list-item>
                          </text:list>
                        </text:list-item>
                        <text:list-item>
                          <text:p text:style-name="P17">Child Donation<text:tab/><text:tab/><text:tab/><text:tab/><text:tab/><text:tab/><text:tab/>ok …</text:p>
                        </text:list-item>
                        <text:list-item>
                          <text:p text:style-name="P23">git<text:tab/><text:tab/><text:tab/><text:tab/><text:tab/><text:tab/><text:tab/><text:tab/><text:tab/><text:span text:style-name="T28">ok …</text:span></text:p>
                        </text:list-item>
                        <text:list-item>
                          <text:p text:style-name="P24">TransferSettings: get rid of ‚default‘, statdessen if not set<text:tab/><text:tab/><text:span text:style-name="T29">ok</text:span></text:p>
                        </text:list-item>
                        <text:list-item>
                          <text:p text:style-name="P24">// <text:span text:style-name="T30">Intermediate: SQL Testdaten einspielen: FAIL, weiter</text:span></text:p>
                        </text:list-item>
                      </text:list>
                    </text:list-item>
                    <text:list-item>
                      <text:p text:style-name="P16">entity api abstract<text:tab/><text:tab/><text:tab/><text:tab/><text:tab/><text:tab/><text:tab/><text:tab/><text:span text:style-name="T32">ok</text:span></text:p>
                      <text:list>
                        <text:list-item>
                          <text:p text:style-name="P16">childs<text:tab/><text:tab/><text:tab/><text:tab/><text:tab/><text:tab/><text:tab/><text:tab/><text:tab/><text:tab/><text:span text:style-name="T32">ok</text:span></text:p>
                        </text:list-item>
                      </text:list>
                    </text:list-item>
                  </text:list>
                  <text:p text:style-name="P12"/>
                </text:list-item>
              </text:list>
            </text:list-item>
          </text:list>
        </text:list-item>
        <text:list-item>
          <text:p text:style-name="P25">Change all dates/times to DateTime everywhere<text:tab/><text:tab/><text:tab/><text:tab/><text:tab/><text:span text:style-name="T33">ok</text:span></text:p>
        </text:list-item>
        <text:list-item>
          <text:p text:style-name="P26">ch<text:span text:style-name="T34">ange DateTime to </text:span><text:bookmark-start text:name="__DdeLink__246_811925563"/><text:span text:style-name="T34">DateObject</text:span><text:bookmark-end text:name="__DdeLink__246_811925563"/><text:span text:style-name="T34"><text:tab/><text:tab/><text:tab/></text:span></text:p>
        </text:list-item>
        <text:list-item>
          <text:p text:style-name="P27">ExportCSV.php checken<text:tab/><text:tab/><text:tab/><text:tab/><text:tab/><text:tab/><text:tab/><text:tab/><text:span text:style-name="T33">okwith</text:span></text:p>
        </text:list-item>
        <text:list-item>
          <text:p text:style-name="P28">check general workflow<text:tab/><text:tab/><text:tab/><text:tab/><text:tab/><text:tab/><text:tab/><text:tab/><text:span text:style-name="T35">ok</text:span></text:p>
        </text:list-item>
        <text:list-item>
          <text:p text:style-name="P4">Blacklist new</text:p>
          <text:list>
            <text:list-item>
              <text:p text:style-name="P29">database command<text:tab/><text:tab/><text:tab/><text:tab/><text:span text:style-name="T36">ok</text:span></text:p>
            </text:list-item>
            <text:list-item>
              <text:p text:style-name="P29">ctrl command<text:tab/><text:tab/><text:tab/><text:tab/><text:tab/><text:span text:style-name="T36">ok</text:span></text:p>
            </text:list-item>
            <text:list-item>
              <text:p text:style-name="P29">drupal do stuff function<text:tab/><text:tab/><text:tab/><text:span text:style-name="T37">ok</text:span></text:p>
            </text:list-item>
            <text:list-item>
              <text:p text:style-name="P29">drupal register function<text:tab/><text:tab/><text:tab/><text:span text:style-name="T37">ok</text:span></text:p>
            </text:list-item>
            <text:list-item>
              <text:p text:style-name="P30">repair adress spelling error! <text:tab/><text:tab/><text:tab/><text:span text:style-name="T37">ok</text:span></text:p>
            </text:list-item>
            <text:list-item>
              <text:p text:style-name="P31">Blacklist hashen, encrypten, vergleichen … <text:tab/>ok</text:p>
            </text:list-item>
          </text:list>
        </text:list-item>
        <text:list-item>
          <text:p text:style-name="P32">Hookalter setting …</text:p>
        </text:list-item>
        <text:list-item>
          <text:p text:style-name="P33"><text:soft-page-break/>store success<text:tab/><text:tab/><text:tab/><text:tab/><text:tab/><text:tab/><text:span text:style-name="T38">ok</text:span></text:p>
        </text:list-item>
        <text:list-item>
          <text:p text:style-name="P28">test empty</text:p>
        </text:list-item>
        <text:list-item>
          <text:p text:style-name="P3">Test <text:span text:style-name="T31">with data</text:span></text:p>
        </text:list-item>
        <text:list-item>
          <text:p text:style-name="P5">Missing topics ?</text:p>
        </text:list-item>
        <text:list-item>
          <text:p text:style-name="P47">Delete mail from csv as command</text:p>
        </text:list-item>
        <text:list-item>
          <text:p text:style-name="P34">Test again</text:p>
        </text:list-item>
        <text:list-item>
          <text:p text:style-name="P32">Clean docs, readme, wiki?, <text:span text:style-name="T21">coding style</text:span></text:p>
        </text:list-item>
      </text:list>
      <text:p text:style-name="P2"/>
      <text:p text:style-name="P1"/>
      <text:p text:style-name="P1"/>
      <text:p text:style-name="P1"/>
      <text:p text:style-name="P1"/>
      <text:p text:style-name="P1"/>
      <text:p text:style-name="P1"/>
      <text:list xml:id="list2157467745778454609" text:style-name="L2">
        <text:list-item>
          <text:p text:style-name="P35">x-autoload, psr-4 namespaces<text:tab/><text:tab/><text:tab/>OK</text:p>
          <text:list>
            <text:list-item>
              <text:p text:style-name="P35">info <text:tab/><text:tab/><text:tab/><text:tab/><text:tab/>OK</text:p>
            </text:list-item>
            <text:list-item>
              <text:p text:style-name="P35">files (names and namespaces)<text:tab/><text:span text:style-name="T1">OK</text:span></text:p>
            </text:list-item>
            <text:list-item>
              <text:p text:style-name="P35">objects<text:tab/><text:tab/><text:tab/><text:tab/><text:tab/><text:span text:style-name="T1">OK</text:span></text:p>
            </text:list-item>
            <text:list-item>
              <text:p text:style-name="P35">git<text:tab/><text:tab/><text:tab/><text:tab/><text:tab/><text:span text:style-name="T1">OK</text:span></text:p>
            </text:list-item>
          </text:list>
        </text:list-item>
        <text:list-item>
          <text:p text:style-name="P35">debug</text:p>
          <text:list>
            <text:list-item>
              <text:p text:style-name="P36">nothing happens<text:tab/><text:tab/><text:tab/><text:tab/><text:tab/>OK</text:p>
              <text:list>
                <text:list-item>
                  <text:list>
                    <text:list-item>
                      <text:p text:style-name="P37">test non loop generator in terminal<text:tab/><text:span text:style-name="T2">OK</text:span></text:p>
                    </text:list-item>
                  </text:list>
                </text:list-item>
                <text:list-item>
                  <text:p text:style-name="P38">check in file if ok<text:tab/><text:tab/><text:tab/>OK (are ok)</text:p>
                </text:list-item>
                <text:list-item>
                  <text:p text:style-name="P39">find last dne code<text:tab/><text:tab/><text:tab/><text:tab/><text:span text:style-name="T3">OK</text:span></text:p>
                </text:list-item>
              </text:list>
            </text:list-item>
            <text:list-item>
              <text:p text:style-name="P36">datapath?!<text:tab/><text:tab/><text:tab/><text:tab/><text:tab/><text:span text:style-name="T4">OK</text:span></text:p>
            </text:list-item>
            <text:list-item>
              <text:p text:style-name="P36">time wrong<text:tab/><text:tab/><text:tab/><text:tab/><text:tab/>OK</text:p>
            </text:list-item>
            <text:list-item>
              <text:p text:style-name="P36">mkdir error!?<text:tab/><text:tab/><text:tab/><text:tab/><text:tab/><text:span text:style-name="T5">OK</text:span></text:p>
            </text:list-item>
            <text:list-item>
              <text:p text:style-name="P36">Where is getHeaders?!?!?!?<text:tab/><text:tab/><text:tab/><text:span text:style-name="T5">OK</text:span></text:p>
            </text:list-item>
            <text:list-item>
              <text:p text:style-name="P40">file exists warning<text:tab/><text:tab/><text:tab/><text:tab/><text:span text:style-name="T6">OK</text:span></text:p>
            </text:list-item>
            <text:list-item>
              <text:p text:style-name="P40">sql error<text:tab/><text:tab/><text:tab/><text:tab/><text:tab/> <text:span text:style-name="T6">OK</text:span></text:p>
            </text:list-item>
            <text:list-item>
              <text:p text:style-name="P41">file exists warning<text:tab/><text:tab/><text:tab/><text:tab/><text:span text:style-name="T7">OK</text:span></text:p>
            </text:list-item>
            <text:list-item>
              <text:p text:style-name="P41">test?<text:tab/><text:tab/><text:tab/><text:tab/><text:tab/><text:tab/><text:span text:style-name="T7">OK</text:span></text:p>
              <text:list>
                <text:list-item>
                  <text:p text:style-name="P42">headers don‘t work - - - this is allrght<text:tab/>OK</text:p>
                </text:list-item>
                <text:list-item>
                  <text:p text:style-name="P42">headers not right at last 2 csv columns<text:tab/>OK</text:p>
                </text:list-item>
                <text:list-item>
                  <text:p text:style-name="P42">mode -w does not work <text:span text:style-name="T8">drush makes<text:tab/><text:tab/>OK</text:span></text:p>
                </text:list-item>
                <text:list-item>
                  <text:p text:style-name="P43">Validation is skipped<text:tab/><text:tab/><text:tab/><text:tab/><text:span text:style-name="T9">OK</text:span></text:p>
                </text:list-item>
              </text:list>
            </text:list-item>
          </text:list>
        </text:list-item>
        <text:list-item>
          <text:p text:style-name="P44">remove return type hintings<text:tab/><text:tab/><text:tab/><text:tab/><text:span text:style-name="T10">OK</text:span></text:p>
        </text:list-item>
        <text:list-item>
          <text:p text:style-name="P35">new config</text:p>
          <text:list>
            <text:list-item>
              <text:p text:style-name="P45">class defaults<text:tab/><text:tab/><text:tab/>OK</text:p>
            </text:list-item>
            <text:list-item>
              <text:p text:style-name="P46">PLAY WITH entity API <text:s/><text:span text:style-name="T11">fool_ish</text:span></text:p>
            </text:list-item>
            <text:list-item>
              <text:p text:style-name="P45">import array</text:p>
            </text:list-item>
            <text:list-item>
              <text:p text:style-name="P45">generator</text:p>
            </text:list-item>
            <text:list-item>
              <text:p text:style-name="P45">implementation</text:p>
            </text:list-item>
          </text:list>
        </text:list-item>
        <text:list-item>
          <text:p text:style-name="P44">data-imports</text:p>
        </text:list-item>
        <text:list-item>
          <text:p text:style-name="P44">test<text:span text:style-name="T7">s</text:span></text:p>
          <text:list>
            <text:list-item>
              <text:p text:style-name="P42">all classes</text:p>
            </text:list-item>
            <text:list-item>
              <text:p text:style-name="P42">all argumen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2:59:48.169880063</meta:creation-date>
    <dc:date>2018-04-12T19:28:21.648066651</dc:date>
    <meta:editing-duration>P5DT9H1M51S</meta:editing-duration>
    <meta:editing-cycles>49</meta:editing-cycles>
    <meta:generator>LibreOffice/5.1.6.2$Linux_X86_64 LibreOffice_project/10m0$Build-2</meta:generator>
    <meta:document-statistic meta:table-count="0" meta:image-count="0" meta:object-count="0" meta:page-count="2" meta:paragraph-count="85" meta:word-count="466" meta:character-count="2654" meta:non-whitespace-character-count="2146"/>
  </office:meta>
</office:document-meta>
</file>